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f1946" officeooo:paragraph-rsid="000f1946"/>
    </style:style>
    <style:style style:name="P2" style:family="paragraph" style:parent-style-name="Standard">
      <style:text-properties officeooo:rsid="000f1946" officeooo:paragraph-rsid="000f19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is is a dummy file.</text:p>
      <text:p text:style-name="P2"/>
      <text:p text:style-name="P2">Next paragraph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f1946" officeooo:paragraph-rsid="000f194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THIS IS THE HEADER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2:32:44.498123449</meta:creation-date>
    <meta:editing-cycles>1</meta:editing-cycles>
    <meta:editing-duration>PT1M42S</meta:editing-duration>
    <dc:description>This is just a dummy file</dc:description>
    <meta:keyword>ODT</meta:keyword>
    <meta:keyword>re-Isearch</meta:keyword>
    <dc:subject>A test ODT file for checking proper operation of the ODT class</dc:subject>
    <dc:title>Dummy Test Document</dc:title>
    <dc:date>2022-10-26T12:34:26.057022669</dc:date>
    <meta:document-statistic meta:table-count="0" meta:image-count="0" meta:object-count="0" meta:page-count="1" meta:paragraph-count="3" meta:word-count="11" meta:character-count="53" meta:non-whitespace-character-count="45"/>
    <meta:generator>LibreOffice/7.4.1.2$Linux_X86_64 LibreOffice_project/40$Build-2</meta:generator>
  </office:meta>
</office:document-meta>
</file>